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stm_hidden</text:p>
          </table:table-cell>
          <table:table-cell office:value-type="string" calcext:value-type="string">
            <text:p>time_step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reg_score</text:p>
          </table:table-cell>
          <table:table-cell office:value-type="string" calcext:value-type="string">
            <text:p>cls_score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_LuongAtt_lstm_cls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/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seline_encReg_biderect_gru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2501" calcext:value-type="float">
            <text:p>0.2501</text:p>
          </table:table-cell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_encReg_biderect_gru_cls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_feature_data_Nm_0_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_encReg_biderect_gru_cls_gruRelu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1.00E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06:41.784166274</meta:creation-date>
    <dc:date>2018-05-15T12:47:25.087634357</dc:date>
    <meta:editing-duration>PT30M31S</meta:editing-duration>
    <meta:editing-cycles>4</meta:editing-cycles>
    <meta:generator>LibreOffice/5.1.6.2$Linux_X86_64 LibreOffice_project/10m0$Build-2</meta:generator>
    <meta:document-statistic meta:table-count="1" meta:cell-count="45" meta:object-count="0"/>
  </office:meta>
</office:document-meta>
</file>